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0B00000A8A352DB4EE2BA223C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width="true" fo:min-height="0.823cm" fo:min-width="3.55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width="true" fo:min-height="0.823cm" fo:min-width="1.6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middle" draw:auto-grow-width="true" fo:min-height="0.823cm" fo:min-width="1.40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middle" draw:auto-grow-width="true" fo:min-height="0.625cm" fo:min-width="1.89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width="true" fo:min-height="0.573cm" fo:min-width="2.05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middle" draw:auto-grow-width="true" fo:min-height="0.823cm" fo:min-width="2.0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draw:auto-grow-width="true" fo:min-height="0.823cm" fo:min-width="1.992cm"/>
      <style:paragraph-properties style:writing-mode="lr-tb"/>
    </style:style>
    <style:style style:name="gr9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0.347cm" fo:min-width="9.222cm" fo:padding-top="0.139cm" fo:padding-bottom="0.139cm" fo:padding-left="0.264cm" fo:padding-right="0.264cm"/>
    </style:style>
    <style:style style:name="gr10" style:family="graphic" style:parent-style-name="Leader_20_line">
      <style:graphic-properties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middle" draw:auto-grow-width="true" fo:min-height="0.823cm" fo:min-width="1.90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middle" draw:auto-grow-width="true" fo:min-height="0.573cm" fo:min-width="2.3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9pt" style:font-size-asian="7pt" style:font-size-complex="7pt"/>
    </style:style>
    <style:style style:name="P4" style:family="paragraph">
      <style:paragraph-properties fo:text-align="start"/>
    </style:style>
    <style:style style:name="T1" style:family="text">
      <style:text-properties fo:font-size="9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71cm" svg:height="14.625cm" draw:transform="rotate (1.5707963267949) translate (2.074cm 17.24cm)">
          <draw:image xlink:href="Pictures/100000010000070B00000A8A352DB4EE2BA223CE.png" xlink:type="simple" xlink:show="embed" xlink:actuate="onLoad" draw:mime-type="image/png">
            <text:p/>
          </draw:image>
        </draw:frame>
        <draw:frame draw:style-name="gr2" draw:text-style-name="P3" draw:layer="layout" svg:width="4.058cm" svg:height="1.073cm" svg:x="3.516cm" svg:y="6.396cm">
          <draw:text-box>
            <text:p text:style-name="P2"><text:span text:style-name="T1">ESP8684-WROOM-02C</text:span></text:p>
          </draw:text-box>
        </draw:frame>
        <draw:frame draw:style-name="gr3" draw:text-style-name="P3" draw:layer="layout" svg:width="2.166cm" svg:height="1.073cm" svg:x="8.658cm" svg:y="16.302cm">
          <draw:text-box>
            <text:p text:style-name="P2"><text:span text:style-name="T1">5 V to 3.3 V</text:span></text:p>
            <text:p text:style-name="P2"><text:span text:style-name="T1"><text:s/></text:span><text:span text:style-name="T1">LDO</text:span></text:p>
          </draw:text-box>
        </draw:frame>
        <draw:frame draw:style-name="gr4" draw:text-style-name="P3" draw:layer="layout" svg:width="1.907cm" svg:height="1.073cm" svg:x="8.449cm" svg:y="6.396cm">
          <draw:text-box>
            <text:p text:style-name="P2"><text:span text:style-name="T1">RGB LED</text:span></text:p>
          </draw:text-box>
        </draw:frame>
        <draw:frame draw:style-name="gr5" draw:text-style-name="P3" draw:layer="layout" svg:width="2.394cm" svg:height="0.875cm" svg:x="16.699cm" svg:y="13.927cm">
          <draw:text-box>
            <text:p text:style-name="P2"><text:span text:style-name="T1">Boot Button</text:span></text:p>
          </draw:text-box>
        </draw:frame>
        <draw:frame draw:style-name="gr6" draw:text-style-name="P3" draw:layer="layout" svg:width="2.551cm" svg:height="0.823cm" svg:x="16.699cm" svg:y="9.802cm">
          <draw:text-box>
            <text:p text:style-name="P2"><text:span text:style-name="T1">Reset Button</text:span></text:p>
          </draw:text-box>
        </draw:frame>
        <draw:frame draw:style-name="gr7" draw:text-style-name="P3" draw:layer="layout" svg:width="2.547cm" svg:height="1.073cm" svg:x="10.356cm" svg:y="7.302cm">
          <draw:text-box>
            <text:p text:style-name="P2"><text:span text:style-name="T1">USB-to-UART</text:span></text:p>
            <text:p text:style-name="P2"><text:span text:style-name="T1">Bridge</text:span></text:p>
          </draw:text-box>
        </draw:frame>
        <draw:frame draw:style-name="gr8" draw:text-style-name="P3" draw:layer="layout" svg:width="2.492cm" svg:height="1.073cm" svg:x="11.449cm" svg:y="16.302cm">
          <draw:text-box>
            <text:p text:style-name="P2"><text:span text:style-name="T1">5 V Power <text:s/></text:span></text:p>
            <text:p text:style-name="P2"><text:span text:style-name="T1">On LED</text:span></text:p>
          </draw:text-box>
        </draw:frame>
        <draw:custom-shape draw:style-name="gr9" draw:text-style-name="P1" draw:layer="layout" svg:width="9.75cm" svg:height="0.625cm" svg:x="5.074cm" svg:y="8.927cm">
          <text:p/>
          <draw:enhanced-geometry svg:viewBox="0 0 21600 21600" draw:type="rectangle" draw:enhanced-path="M 0 0 L 21600 0 21600 21600 0 21600 0 0 Z N"/>
        </draw:custom-shape>
        <draw:line draw:name="Line" draw:style-name="gr10" draw:text-style-name="P4" draw:layer="layout" svg:x1="6.824cm" svg:y1="8.302cm" svg:x2="6.824cm" svg:y2="9.177cm">
          <text:p/>
        </draw:line>
        <draw:frame draw:style-name="gr11" draw:text-style-name="P3" draw:layer="layout" svg:width="2.403cm" svg:height="1.073cm" svg:x="5.699cm" svg:y="16.167cm">
          <draw:text-box>
            <text:p text:style-name="P2"><text:span text:style-name="T1">Pin Headers</text:span></text:p>
          </draw:text-box>
        </draw:frame>
        <draw:line draw:name="Line" draw:style-name="gr10" draw:text-style-name="P4" draw:layer="layout" svg:x1="6.824cm" svg:y1="16.302cm" svg:x2="6.824cm" svg:y2="15.329cm">
          <text:p/>
        </draw:line>
        <draw:custom-shape draw:style-name="gr9" draw:text-style-name="P1" draw:layer="layout" svg:width="9.75cm" svg:height="0.625cm" svg:x="5.074cm" svg:y="14.927cm">
          <text:p/>
          <draw:enhanced-geometry svg:viewBox="0 0 21600 21600" draw:type="rectangle" draw:enhanced-path="M 0 0 L 21600 0 21600 21600 0 21600 0 0 Z N"/>
        </draw:custom-shape>
        <draw:line draw:name="Line" draw:style-name="gr10" draw:text-style-name="P4" draw:layer="layout" svg:x1="5.574cm" svg:y1="7.302cm" svg:x2="5.574cm" svg:y2="11.064cm">
          <text:p/>
        </draw:line>
        <draw:line draw:name="Line" draw:style-name="gr10" draw:text-style-name="P4" draw:layer="layout" svg:x1="16.699cm" svg:y1="10.177cm" svg:x2="14.324cm" svg:y2="10.177cm">
          <text:p/>
        </draw:line>
        <draw:line draw:name="Line" draw:style-name="gr10" draw:text-style-name="P4" draw:layer="layout" svg:x1="9.324cm" svg:y1="7.302cm" svg:x2="9.324cm" svg:y2="10.427cm">
          <text:p/>
        </draw:line>
        <draw:line draw:name="Line" draw:style-name="gr10" draw:text-style-name="P4" draw:layer="layout" svg:x1="11.574cm" svg:y1="8.302cm" svg:x2="11.574cm" svg:y2="12.677cm">
          <text:p/>
        </draw:line>
        <draw:line draw:name="Line" draw:style-name="gr10" draw:text-style-name="P4" draw:layer="layout" svg:x1="16.699cm" svg:y1="12.302cm" svg:x2="14.324cm" svg:y2="12.302cm">
          <text:p/>
        </draw:line>
        <draw:line draw:name="Line" draw:style-name="gr10" draw:text-style-name="P4" draw:layer="layout" svg:x1="16.699cm" svg:y1="14.302cm" svg:x2="14.324cm" svg:y2="14.302cm">
          <text:p/>
        </draw:line>
        <draw:line draw:name="Line" draw:style-name="gr10" draw:text-style-name="P4" draw:layer="layout" svg:x1="9.699cm" svg:y1="16.302cm" svg:x2="9.699cm" svg:y2="12.552cm">
          <text:p/>
        </draw:line>
        <draw:line draw:name="Line" draw:style-name="gr10" draw:text-style-name="P4" draw:layer="layout" svg:x1="12.574cm" svg:y1="16.302cm" svg:x2="12.574cm" svg:y2="14.427cm">
          <text:p/>
        </draw:line>
        <draw:frame draw:style-name="gr11" draw:text-style-name="P3" draw:layer="layout" svg:width="2.403cm" svg:height="1.073cm" svg:x="5.671cm" svg:y="7.354cm">
          <draw:text-box>
            <text:p text:style-name="P2"><text:span text:style-name="T1">Pin Headers</text:span></text:p>
          </draw:text-box>
        </draw:frame>
        <draw:frame draw:style-name="gr12" draw:text-style-name="P3" draw:layer="layout" svg:width="2.862cm" svg:height="0.823cm" svg:x="16.699cm" svg:y="11.927cm">
          <draw:text-box>
            <text:p text:style-name="P2"><text:span text:style-name="T1">Micro-USB Por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宋体" svg:font-family="宋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Helvetica Neue1" fo:font-family="'Helvetica Neue'" style:font-style-name="Regular" style:font-pitch="variable" fo:font-size="1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svg:stroke-color="#f10d0c" draw:marker-start-width="0.2cm" draw:marker-end-width="0.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2pt" fo:font-weight="normal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15cm" draw:marker-end="Arrow" draw:marker-end-width="0.15cm" draw:fill="none" draw:show-unit="true"/>
      <style:paragraph-properties>
        <style:tab-stops/>
      </style:paragraph-properties>
      <style:text-properties style:font-name="Helvetica Neue1" fo:font-family="'Helvetica Neue'" style:font-style-name="Regular" style:font-pitch="variable" fo:font-size="10pt"/>
    </style:style>
    <style:style style:name="无填充且无边框的对象" style:family="graphic" style:parent-style-name="standard">
      <style:graphic-properties draw:stroke="none" draw:fill="none"/>
    </style:style>
    <style:style style:name="Leader_20_line" style:display-name="Leader line" style:family="graphic" style:parent-style-name="objectwitharrow">
      <style:graphic-properties svg:stroke-width="0.04cm" svg:stroke-color="#ff3034" draw:marker-start-width="0.57cm" draw:marker-end="Circle" draw:marker-end-width="0.2cm" draw:marker-end-center="true" svg:stroke-opacity="100%" draw:stroke-linejoin="miter" draw:fill="solid" draw:fill-color="#729fcf" draw:opacity="0%" draw:textarea-vertical-align="middle" draw:auto-grow-height="false" draw:fit-to-size="false" style:shrink-to-fit="false" fo:wrap-option="wrap" draw:shadow-opacity="0%"/>
      <style:paragraph-properties style:font-independent-line-spacing="true">
        <style:tab-stops/>
      </style:paragraph-properties>
      <style:text-properties fo:font-size="12pt" fo:font-weight="250"/>
    </style:style>
    <style:style style:name="Annotation_20_text" style:display-name="Annotation text" style:family="graphic" style:parent-style-name="text">
      <style:graphic-properties svg:stroke-color="#3465a4" draw:fill="none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 draw:display="screen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05T17:51:23.391700789</meta:creation-date>
    <dc:date>2023-06-06T16:15:05.896990173</dc:date>
    <meta:editing-duration>P1DT23H13M55S</meta:editing-duration>
    <meta:editing-cycles>246</meta:editing-cycles>
    <meta:generator>LibreOffice/7.4.3.2$MacOSX_X86_64 LibreOffice_project/1048a8393ae2eeec98dff31b5c133c5f1d08b890</meta:generator>
    <meta:print-date>2023-06-02T15:36:29.688000000</meta:print-date>
    <meta:document-statistic meta:object-count="23"/>
  </office:meta>
</office:document-meta>
</file>